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Standard" style:list-style-name="L15">
      <style:paragraph-properties fo:margin-top="0cm" fo:margin-bottom="0cm" style:contextual-spacing="false" style:line-height-at-least="0cm" fo:text-align="start" style:justify-single-word="false" style:writing-mode="page"/>
      <style:text-properties officeooo:paragraph-rsid="00cc1af6"/>
    </style:style>
    <style:style style:name="P3" style:family="paragraph" style:parent-style-name="Standard" style:list-style-name="L16">
      <style:paragraph-properties fo:margin-top="0cm" fo:margin-bottom="0cm" style:contextual-spacing="false" style:line-height-at-least="0cm" fo:text-align="start" style:justify-single-word="false" style:writing-mode="page"/>
      <style:text-properties officeooo:paragraph-rsid="00c8ad95"/>
    </style:style>
    <style:style style:name="P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90846" officeooo:paragraph-rsid="002b0bb3" style:font-size-asian="12pt" style:language-asian="tr" style:country-asian="TR" style:font-weight-asian="normal" style:font-name-complex="Times New Roman1" style:font-size-complex="12pt" style:font-weight-complex="normal"/>
    </style:style>
    <style:style style:name="P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1" style:font-size-complex="12pt" style:font-weight-complex="normal"/>
    </style:style>
    <style:style style:name="P6" style:family="paragraph" style:parent-style-name="Standard" style:list-style-name="L8">
      <style:paragraph-properties fo:margin-top="0cm" fo:margin-bottom="0cm" style:contextual-spacing="false" style:line-height-at-least="0cm" fo:text-align="start" style:justify-single-word="false" style:writing-mode="page"/>
      <style:text-properties style:font-name="Ubuntu Condensed" fo:font-size="12pt" fo:font-weight="normal" officeooo:rsid="00bdfd10" officeooo:paragraph-rsid="00bdfd10" style:font-size-asian="12pt" style:language-asian="tr" style:country-asian="TR" style:font-weight-asian="normal" style:font-name-complex="Times New Roman1" style:font-size-complex="12pt" style:font-weight-complex="normal"/>
    </style:style>
    <style:style style:name="P7"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dfd10" officeooo:paragraph-rsid="00c8ad95" style:font-size-asian="12pt" style:language-asian="tr" style:country-asian="TR" style:font-weight-asian="normal" style:font-name-complex="Times New Roman1" style:font-size-complex="12pt" style:font-weight-complex="normal"/>
    </style:style>
    <style:style style:name="P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1" style:font-size-complex="12pt" style:font-weight-complex="normal"/>
    </style:style>
    <style:style style:name="P9" style:family="paragraph" style:parent-style-name="Standard" style:list-style-name="L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00402" officeooo:paragraph-rsid="00c00402" style:font-size-asian="12pt" style:language-asian="tr" style:country-asian="TR" style:font-weight-asian="normal" style:font-name-complex="Times New Roman1" style:font-size-complex="12pt" style:font-weight-complex="normal"/>
    </style:style>
    <style:style style:name="P10" style:family="paragraph" style:parent-style-name="Standard" style:list-style-name="L5">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1" style:font-size-complex="12pt" style:font-weight-complex="normal"/>
    </style:style>
    <style:style style:name="P1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1" style:font-size-complex="12pt" style:font-weight-complex="normal"/>
    </style:style>
    <style:style style:name="P12"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1" style:font-size-complex="12pt" style:font-weight-complex="normal"/>
    </style:style>
    <style:style style:name="P13" style:family="paragraph" style:parent-style-name="Standard" style:list-style-name="L1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426af" officeooo:paragraph-rsid="00c426af" style:font-size-asian="12pt" style:language-asian="tr" style:country-asian="TR" style:font-weight-asian="normal" style:font-name-complex="Times New Roman1" style:font-size-complex="12pt" style:font-weight-complex="normal"/>
    </style:style>
    <style:style style:name="P1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33554" officeooo:paragraph-rsid="00c33554" style:font-size-asian="12pt" style:language-asian="tr" style:country-asian="TR" style:font-weight-asian="normal" style:font-name-complex="Times New Roman1" style:font-size-complex="12pt" style:font-weight-complex="normal"/>
    </style:style>
    <style:style style:name="P15"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c33554" style:font-size-asian="12pt" style:language-asian="tr" style:country-asian="TR" style:font-weight-asian="normal" style:font-name-complex="Times New Roman1" style:font-size-complex="12pt" style:font-weight-complex="normal"/>
    </style:style>
    <style:style style:name="P16" style:family="paragraph" style:parent-style-name="Standard" style:list-style-name="L11">
      <style:paragraph-properties fo:margin-top="0cm" fo:margin-bottom="0cm" style:contextual-spacing="false" style:line-height-at-least="0cm" fo:text-align="start" style:justify-single-word="false" style:writing-mode="page"/>
      <style:text-properties style:font-name="Ubuntu Condensed" fo:font-size="12pt" fo:font-weight="normal" officeooo:rsid="00c33554" officeooo:paragraph-rsid="00c33554"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bf7c93" officeooo:paragraph-rsid="00bf7c93" style:font-size-asian="12pt" style:language-asian="tr" style:country-asian="TR" style:font-weight-asian="normal" style:font-name-complex="Times New Roman1" style:font-size-complex="12pt" style:font-weight-complex="normal"/>
    </style:style>
    <style:style style:name="P18"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bf7c93" officeooo:paragraph-rsid="00bf7c93" style:font-size-asian="12pt" style:language-asian="tr" style:country-asian="TR" style:font-weight-asian="normal" style:font-name-complex="Times New Roman1" style:font-size-complex="12pt" style:font-weight-complex="normal"/>
    </style:style>
    <style:style style:name="P19" style:family="paragraph" style:parent-style-name="Standard" style:list-style-name="L3">
      <style:paragraph-properties fo:margin-top="0cm" fo:margin-bottom="0cm" style:contextual-spacing="false" style:line-height-at-least="0cm" fo:text-align="start" style:justify-single-word="false" style:writing-mode="page"/>
      <style:text-properties style:font-name="Ubuntu Condensed" fo:font-size="12pt" fo:font-weight="normal" officeooo:rsid="00bf7c93" officeooo:paragraph-rsid="00bf7c93" style:font-size-asian="12pt" style:language-asian="tr" style:country-asian="TR" style:font-weight-asian="normal" style:font-name-complex="Times New Roman1" style:font-size-complex="12pt" style:font-weight-complex="normal"/>
    </style:style>
    <style:style style:name="P20" style:family="paragraph" style:parent-style-name="Standard" style:list-style-name="L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c1bf7a" style:font-size-asian="12pt" style:language-asian="tr" style:country-asian="TR" style:font-weight-asian="normal" style:font-name-complex="Times New Roman1" style:font-size-complex="12pt" style:font-weight-complex="normal"/>
    </style:style>
    <style:style style:name="P2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1bf7a" officeooo:paragraph-rsid="00c1bf7a" style:font-size-asian="12pt" style:language-asian="tr" style:country-asian="TR" style:font-weight-asian="normal" style:font-name-complex="Times New Roman1" style:font-size-complex="12pt" style:font-weight-complex="normal"/>
    </style:style>
    <style:style style:name="P22" style:family="paragraph" style:parent-style-name="Standard" style:list-style-name="L9">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c1bf7a" style:font-size-asian="12pt" style:language-asian="tr" style:country-asian="TR" style:font-weight-asian="normal" style:font-name-complex="Times New Roman1" style:font-size-complex="12pt" style:font-weight-complex="normal"/>
    </style:style>
    <style:style style:name="P23" style:family="paragraph" style:parent-style-name="Standard" style:list-style-name="L10">
      <style:paragraph-properties fo:margin-top="0cm" fo:margin-bottom="0cm" style:contextual-spacing="false" style:line-height-at-least="0cm" fo:text-align="start" style:justify-single-word="false" style:writing-mode="page"/>
      <style:text-properties style:font-name="Ubuntu Condensed" fo:font-size="12pt" fo:font-weight="normal" officeooo:rsid="00c1bf7a" officeooo:paragraph-rsid="00c1bf7a" style:font-size-asian="12pt" style:language-asian="tr" style:country-asian="TR" style:font-weight-asian="normal" style:font-name-complex="Times New Roman1" style:font-size-complex="12pt" style:font-weight-complex="normal"/>
    </style:style>
    <style:style style:name="P24"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74e0c" officeooo:paragraph-rsid="00c74e0c" style:font-size-asian="12pt" style:language-asian="tr" style:country-asian="TR" style:font-weight-asian="normal" style:font-name-complex="Times New Roman1" style:font-size-complex="12pt" style:font-weight-complex="normal"/>
    </style:style>
    <style:style style:name="P25"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8ad95" officeooo:paragraph-rsid="00c8ad95" style:font-size-asian="12pt" style:language-asian="tr" style:country-asian="TR" style:font-weight-asian="normal" style:font-name-complex="Times New Roman1" style:font-size-complex="12pt" style:font-weight-complex="normal"/>
    </style:style>
    <style:style style:name="P26"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rsid="00c9b3b1" officeooo:paragraph-rsid="00c9b3b1" style:font-size-asian="12pt" style:language-asian="tr" style:country-asian="TR" style:font-weight-asian="normal" style:font-name-complex="Times New Roman1" style:font-size-complex="12pt" style:font-weight-complex="normal"/>
    </style:style>
    <style:style style:name="P27"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c1af6" officeooo:paragraph-rsid="00cc1af6" style:font-size-asian="12pt" style:language-asian="tr" style:country-asian="TR" style:font-weight-asian="normal" style:font-name-complex="Times New Roman1" style:font-size-complex="12pt" style:font-weight-complex="normal"/>
    </style:style>
    <style:style style:name="P28" style:family="paragraph" style:parent-style-name="Standard" style:list-style-name="L13">
      <style:paragraph-properties fo:margin-top="0cm" fo:margin-bottom="0cm" style:contextual-spacing="false" style:line-height-at-least="0cm" fo:text-align="start" style:justify-single-word="false" style:writing-mode="page"/>
      <style:text-properties style:font-name="Ubuntu Condensed" fo:font-size="12pt" fo:font-weight="normal" officeooo:rsid="00cc1af6" officeooo:paragraph-rsid="00cc1af6" style:font-size-asian="12pt" style:language-asian="tr" style:country-asian="TR" style:font-weight-asian="normal" style:font-name-complex="Times New Roman1" style:font-size-complex="12pt" style:font-weight-complex="normal"/>
    </style:style>
    <style:style style:name="P29" style:family="paragraph" style:parent-style-name="Standard">
      <style:paragraph-properties fo:margin-top="0cm" fo:margin-bottom="0cm" style:contextual-spacing="false" style:line-height-at-least="0cm" fo:text-align="start" style:justify-single-word="false" style:writing-mode="page"/>
      <style:text-properties style:font-name="Ubuntu Condensed" fo:font-size="12pt" fo:font-weight="normal" officeooo:rsid="00cdda1d" officeooo:paragraph-rsid="00cdda1d" style:font-size-asian="12pt" style:language-asian="tr" style:country-asian="TR" style:font-weight-asian="normal" style:font-name-complex="Times New Roman1" style:font-size-complex="12pt" style:font-weight-complex="normal"/>
    </style:style>
    <style:style style:name="P30" style:family="paragraph" style:parent-style-name="Standard" style:list-style-name="L17">
      <style:paragraph-properties fo:margin-top="0cm" fo:margin-bottom="0cm" style:contextual-spacing="false" style:line-height-at-least="0cm" fo:text-align="start" style:justify-single-word="false" style:writing-mode="page"/>
      <style:text-properties style:font-name="Ubuntu Condensed" fo:font-size="12pt" fo:font-weight="normal" officeooo:rsid="00cdda1d" officeooo:paragraph-rsid="00cdda1d" style:font-size-asian="12pt" style:language-asian="tr" style:country-asian="TR" style:font-weight-asian="normal" style:font-name-complex="Times New Roman1" style:font-size-complex="12pt" style:font-weight-complex="normal"/>
    </style:style>
    <style:style style:name="P31"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bold" officeooo:rsid="00bdfd10" officeooo:paragraph-rsid="00bdfd10" style:font-size-asian="12pt" style:language-asian="tr" style:country-asian="TR" style:font-weight-asian="bold" style:font-name-complex="Times New Roman1" style:font-size-complex="12pt" style:font-weight-complex="bold"/>
    </style:style>
    <style:style style:name="P3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bold" officeooo:rsid="00c8ad95" officeooo:paragraph-rsid="00c8ad95" style:font-size-asian="12pt" style:language-asian="tr" style:country-asian="TR" style:font-weight-asian="bold" style:font-name-complex="Times New Roman1" style:font-size-complex="12pt" style:font-weight-complex="bold"/>
    </style:style>
    <style:style style:name="P33" style:family="paragraph" style:parent-style-name="Standard" style:list-style-name="L12">
      <style:paragraph-properties fo:margin-top="0cm" fo:margin-bottom="0cm" style:contextual-spacing="false" style:line-height-at-least="0cm" fo:text-align="start" style:justify-single-word="false" style:writing-mode="page"/>
      <style:text-properties style:font-name="Ubuntu Condensed" officeooo:rsid="00c6b7db" officeooo:paragraph-rsid="00c6b7db"/>
    </style:style>
    <style:style style:name="P34" style:family="paragraph" style:parent-style-name="Standard" style:list-style-name="L12">
      <style:paragraph-properties fo:margin-top="0cm" fo:margin-bottom="0cm" style:contextual-spacing="false" style:line-height-at-least="0cm" fo:text-align="start" style:justify-single-word="false" style:writing-mode="page"/>
      <style:text-properties style:font-name="Ubuntu Condensed" officeooo:rsid="00c4dbb2" officeooo:paragraph-rsid="00c4dbb2"/>
    </style:style>
    <style:style style:name="P35" style:family="paragraph" style:parent-style-name="Standard" style:list-style-name="L12">
      <style:paragraph-properties fo:margin-top="0cm" fo:margin-bottom="0cm" style:contextual-spacing="false" style:line-height-at-least="0cm" fo:text-align="start" style:justify-single-word="false" style:writing-mode="page"/>
      <style:text-properties style:font-name="Ubuntu Condensed" officeooo:paragraph-rsid="00c426af"/>
    </style:style>
    <style:style style:name="P36" style:family="paragraph" style:parent-style-name="Standard" style:list-style-name="L6">
      <style:paragraph-properties fo:margin-top="0cm" fo:margin-bottom="0cm" style:contextual-spacing="false" style:line-height-at-least="0cm" fo:text-align="start" style:justify-single-word="false" style:writing-mode="page"/>
      <style:text-properties style:font-name="Ubuntu Condensed" officeooo:paragraph-rsid="00c00402"/>
    </style:style>
    <style:style style:name="P37" style:family="paragraph" style:parent-style-name="Standard" style:list-style-name="L2">
      <style:paragraph-properties fo:margin-top="0cm" fo:margin-bottom="0cm" style:contextual-spacing="false" style:line-height-at-least="0cm" fo:text-align="start" style:justify-single-word="false" style:writing-mode="page"/>
      <style:text-properties style:font-name="Ubuntu Condensed" officeooo:paragraph-rsid="00bdfd10"/>
    </style:style>
    <style:style style:name="P38" style:family="paragraph" style:parent-style-name="Standard" style:list-style-name="L4">
      <style:paragraph-properties fo:margin-top="0cm" fo:margin-bottom="0cm" style:contextual-spacing="false" style:line-height-at-least="0cm" fo:text-align="start" style:justify-single-word="false" style:writing-mode="page"/>
      <style:text-properties style:font-name="Ubuntu Condensed" officeooo:paragraph-rsid="00c00402"/>
    </style:style>
    <style:style style:name="P39"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officeooo:paragraph-rsid="00bdfd10"/>
    </style:style>
    <style:style style:name="P40" style:family="paragraph" style:parent-style-name="Standard" style:list-style-name="L12">
      <style:paragraph-properties fo:margin-top="0cm" fo:margin-bottom="0cm" style:contextual-spacing="false" style:line-height-at-least="0cm" fo:text-align="start" style:justify-single-word="false" style:writing-mode="page"/>
      <style:text-properties style:font-name="Ubuntu Condensed" officeooo:rsid="00c426af" officeooo:paragraph-rsid="00c426af"/>
    </style:style>
    <style:style style:name="P41" style:family="paragraph" style:parent-style-name="Standard">
      <style:paragraph-properties fo:margin-top="0cm" fo:margin-bottom="0cm" style:contextual-spacing="false" style:line-height-at-least="0cm" fo:text-align="start" style:justify-single-word="false" style:writing-mode="page"/>
      <style:text-properties style:font-name="Ubuntu Condensed" officeooo:rsid="00bdfd10" officeooo:paragraph-rsid="00bdfd10"/>
    </style:style>
    <style:style style:name="P42" style:family="paragraph" style:parent-style-name="Standard" style:list-style-name="L2">
      <style:paragraph-properties fo:margin-top="0cm" fo:margin-bottom="0cm" style:contextual-spacing="false" style:line-height-at-least="0cm" fo:text-align="start" style:justify-single-word="false" style:writing-mode="page"/>
      <style:text-properties style:font-name="Ubuntu Condensed" officeooo:rsid="00bdfd10" officeooo:paragraph-rsid="00bdfd10"/>
    </style:style>
    <style:style style:name="P43" style:family="paragraph" style:parent-style-name="Standard" style:list-style-name="L4">
      <style:paragraph-properties fo:margin-top="0cm" fo:margin-bottom="0cm" style:contextual-spacing="false" style:line-height-at-least="0cm" fo:text-align="start" style:justify-single-word="false" style:writing-mode="page"/>
      <style:text-properties style:font-name="Ubuntu Condensed" officeooo:rsid="00c1bf7a" officeooo:paragraph-rsid="00c1bf7a"/>
    </style:style>
    <style:style style:name="P44" style:family="paragraph" style:parent-style-name="Standard" style:list-style-name="L15">
      <style:paragraph-properties fo:margin-top="0cm" fo:margin-bottom="0cm" style:contextual-spacing="false" style:line-height-at-least="0cm" fo:text-align="start" style:justify-single-word="false" style:writing-mode="page"/>
      <style:text-properties officeooo:rsid="00cc1af6" officeooo:paragraph-rsid="00cc1af6"/>
    </style:style>
    <style:style style:name="T1"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 style:family="text">
      <style:text-properties fo:font-size="12pt" fo:font-weight="normal" officeooo:rsid="00c426af" style:font-size-asian="12pt" style:language-asian="tr" style:country-asian="TR" style:font-weight-asian="normal" style:font-name-complex="Times New Roman1" style:font-size-complex="12pt" style:font-weight-complex="normal"/>
    </style:style>
    <style:style style:name="T3" style:family="text">
      <style:text-properties fo:font-size="12pt" fo:font-weight="normal" officeooo:rsid="00c00402" style:font-size-asian="12pt" style:language-asian="tr" style:country-asian="TR" style:font-weight-asian="normal" style:font-name-complex="Times New Roman1" style:font-size-complex="12pt" style:font-weight-complex="normal"/>
    </style:style>
    <style:style style:name="T4" style:family="text">
      <style:text-properties fo:font-size="12pt" fo:font-weight="normal" officeooo:rsid="00bdfd10" style:font-size-asian="12pt" style:language-asian="tr" style:country-asian="TR" style:font-weight-asian="normal" style:font-name-complex="Times New Roman1" style:font-size-complex="12pt" style:font-weight-complex="normal"/>
    </style:style>
    <style:style style:name="T5" style:family="text">
      <style:text-properties fo:font-size="12pt" fo:font-weight="normal" officeooo:rsid="00bf7c93" style:font-size-asian="12pt" style:language-asian="tr" style:country-asian="TR" style:font-weight-asian="normal" style:font-name-complex="Times New Roman1" style:font-size-complex="12pt" style:font-weight-complex="normal"/>
    </style:style>
    <style:style style:name="T6" style:family="text">
      <style:text-properties fo:font-size="12pt" fo:font-weight="normal" officeooo:rsid="00c8ad95" style:font-size-asian="12pt" style:language-asian="tr" style:country-asian="TR" style:font-weight-asian="normal" style:font-name-complex="Times New Roman1" style:font-size-complex="12pt" style:font-weight-complex="normal"/>
    </style:style>
    <style:style style:name="T7" style:family="text">
      <style:text-properties fo:font-size="12pt" fo:font-weight="normal" officeooo:rsid="00cbd435" style:font-size-asian="12pt" style:language-asian="tr" style:country-asian="TR" style:font-weight-asian="normal" style:font-name-complex="Times New Roman1" style:font-size-complex="12pt" style:font-weight-complex="normal"/>
    </style:style>
    <style:style style:name="T8" style:family="text">
      <style:text-properties fo:font-size="12pt" fo:font-weight="normal" officeooo:rsid="00cc1af6" style:font-size-asian="12pt" style:language-asian="tr" style:country-asian="TR" style:font-weight-asian="normal" style:font-name-complex="Times New Roman1" style:font-size-complex="12pt" style:font-weight-complex="normal"/>
    </style:style>
    <style:style style:name="T9" style:family="text">
      <style:text-properties fo:font-size="12pt" fo:font-weight="normal" officeooo:rsid="00cdda1d" style:font-size-asian="12pt" style:language-asian="tr" style:country-asian="TR" style:font-weight-asian="normal" style:font-name-complex="Times New Roman1" style:font-size-complex="12pt" style:font-weight-complex="normal"/>
    </style:style>
    <style:style style:name="T10" style:family="text">
      <style:text-properties officeooo:rsid="00bdfd10"/>
    </style:style>
    <style:style style:name="T11" style:family="text">
      <style:text-properties officeooo:rsid="00c00402"/>
    </style:style>
    <style:style style:name="T12" style:family="text">
      <style:text-properties officeooo:rsid="00c1bf7a"/>
    </style:style>
    <style:style style:name="T13" style:family="text">
      <style:text-properties officeooo:rsid="00c33554"/>
    </style:style>
    <style:style style:name="T14" style:family="text">
      <style:text-properties officeooo:rsid="00c426af"/>
    </style:style>
    <style:style style:name="T15" style:family="text">
      <style:text-properties officeooo:rsid="00c8ad95"/>
    </style:style>
    <style:style style:name="T16" style:family="text">
      <style:text-properties style:font-name="Ubuntu Condensed" fo:font-size="12pt" fo:font-weight="normal" style:font-size-asian="12pt" style:language-asian="tr" style:country-asian="TR" style:font-weight-asian="normal" style:font-name-complex="Times New Roman1" style:font-size-complex="12pt" style:font-weight-complex="normal"/>
    </style:style>
    <style:style style:name="T17" style:family="text">
      <style:text-properties style:font-name="Ubuntu Condensed" fo:font-size="12pt" fo:font-weight="normal" officeooo:rsid="00bdfd10" style:font-size-asian="12pt" style:language-asian="tr" style:country-asian="TR" style:font-weight-asian="normal" style:font-name-complex="Times New Roman1" style:font-size-complex="12pt" style:font-weight-complex="normal"/>
    </style:style>
    <style:style style:name="T18" style:family="text">
      <style:text-properties style:font-name="Ubuntu Condensed" fo:font-size="12pt" fo:font-weight="normal" officeooo:rsid="00c8ad95" style:font-size-asian="12pt" style:language-asian="tr" style:country-asian="TR" style:font-weight-asian="normal" style:font-name-complex="Times New Roman1" style:font-size-complex="12pt" style:font-weight-complex="normal"/>
    </style:style>
    <style:style style:name="T19" style:family="text">
      <style:text-properties style:font-name="Ubuntu Condensed" fo:font-size="12pt" fo:font-weight="normal" officeooo:rsid="00cc1af6" style:font-size-asian="12pt" style:language-asian="tr" style:country-asian="TR" style:font-weight-asian="normal" style:font-name-complex="Times New Roman1" style:font-size-complex="12pt" style:font-weight-complex="normal"/>
    </style:style>
    <style:style style:name="T20" style:family="text">
      <style:text-properties officeooo:rsid="00c9b3b1"/>
    </style:style>
    <style:style style:name="T21" style:family="text">
      <style:text-properties officeooo:rsid="00cbd435"/>
    </style:style>
    <style:style style:name="T22" style:family="text">
      <style:text-properties officeooo:rsid="00cc1af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auto-grow-height="false" fo:min-height="0.196cm" fo:min-width="0.534cm" fo:wrap-option="wrap" style:run-through="foreground" style:wrap="run-through" style:number-wrapped-paragraphs="no-limit" style:vertical-pos="from-top" style:vertical-rel="paragraph" style:horizontal-pos="from-left" style:horizontal-rel="paragraph"/>
    </style:style>
    <style:style style:name="gr2" style:family="graphic">
      <style:graphic-properties draw:auto-grow-height="false" fo:min-height="0.159cm" fo:min-width="0.522cm" fo:wrap-option="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5">Kira Sözleşmesi </text:p>
      <text:list xml:id="list1788360528" text:style-name="L12">
        <text:list-item>
          <text:p text:style-name="P33"><text:span text:style-name="T1">İlk Amaç para kazanmaktır, iyilik 2. planda kalmalıdır. Para kazanamıyorsan iyilik yapamazsın, birde beceriksiz derler. İşini yap, kuralları uygula, </text:span><text:span text:style-name="T7">t</text:span><text:span text:style-name="T1">icaretine iyiliği karıştırma. Paranı Al. Sonra İstersen kazandığın paranın tümüyle iyilik yap. </text:span></text:p>
        </text:list-item>
        <text:list-item>
          <text:p text:style-name="P33"><text:span text:style-name="T1">Kiraya verenin mal sahibi olması gerekli değildir. Mal sahibinin </text:span><text:span text:style-name="T7">mahkemede</text:span><text:span text:style-name="T1"> “benim haberim yok” diye şikayette bulunması sorun oluşturulabilir. </text:span><text:span text:style-name="T7">Her kişi istediği herşeyi, istediği herkese kiraya verebilir.</text:span></text:p>
        </text:list-item>
        <text:list-item>
          <text:p text:style-name="P33"><text:span text:style-name="T1">Tüm işlemleri kiraya veren kendi adına yapar. Vekalet</text:span><text:span text:style-name="T7">name ile kanunen</text:span><text:span text:style-name="T1"> kira işlemi yapılamaz. </text:span></text:p>
        </text:list-item>
        <text:list-item>
          <text:p text:style-name="P34"><text:span text:style-name="T2">B</text:span><text:span text:style-name="T1">urda yazılan kurallar sağlanmıyorsa sözleşme yapılmamalıdır. Her zaman şartları sağlayacak kiracı bulunur.</text:span></text:p>
        </text:list-item>
        <text:list-item>
          <text:p text:style-name="P34"><text:span text:style-name="T1">Kanunları bilen kiracı ile sözleşme yapılmamalıdır. Başa bela olur, </text:span><text:span text:style-name="T7">uğraştırır. İşi bilen kiracı kirayı ödemek koşuşuyla en az 12 yıl oturur. 12. yılın sonunda tahliye davası açılabilir. </text:span><text:span text:style-name="T1"><text:s/></text:span></text:p>
        </text:list-item>
        <text:list-item>
          <text:p text:style-name="P35"><text:span text:style-name="T2">Bedel olmalıdır. Bedelsiz sözleşme sadece 1. derece akrabalar ile yapılabilir.</text:span></text:p>
        </text:list-item>
        <text:list-item>
          <text:p text:style-name="P40"><text:span text:style-name="T7">Sözleşmede, ö</text:span><text:span text:style-name="T1">deme tarihi </text:span><text:span text:style-name="T7">önemlidir, </text:span><text:span text:style-name="T1">belirtilmelidir. Tarih tahliyede kullanılır.</text:span></text:p>
        </text:list-item>
        <text:list-item>
          <text:p text:style-name="P34"><text:span text:style-name="T1">Kiracı tek kişi olmalıdır. Birden fazla kişiyle sözleşme yapmak işlemleri zorlaştırır.</text:span></text:p>
        </text:list-item>
      </text:list>
      <text:p text:style-name="P8"/>
      <text:p text:style-name="P8">Yazılı sözleşme Yok<text:span text:style-name="T21">mu ?</text:span></text:p>
      <text:list xml:id="list162257194" text:style-name="L6">
        <text:list-item>
          <text:p text:style-name="P36"><text:span text:style-name="T3">Sözle konuşulması bile yeterlidir. Ama mahkemede ispatı gerekir. Yazılı olması seviye atlatır. </text:span></text:p>
        </text:list-item>
      </text:list>
      <text:p text:style-name="P5"><text:span text:style-name="T11">Yazılı Sözleşme varsa</text:span></text:p>
      <text:list xml:id="list2300285118" text:style-name="L5">
        <text:list-item>
          <text:p text:style-name="P9">Noterden yapılırsa seviye atlatır. Meecburi değildir.</text:p>
        </text:list-item>
        <text:list-item>
          <text:p text:style-name="P9">Belirli veya belirsiz süreli olur. <text:span text:style-name="T14">Sürede sınır yoktur. </text:span><text:span text:style-name="T22">3 ayda, 7 yılda yazılabilir.</text:span></text:p>
        </text:list-item>
        <text:list-item>
          <text:p text:style-name="P10">6 aydan az süreli sözleşmeler BK genel hükümlerine tabiidir.</text:p>
        </text:list-item>
        <text:list-item>
          <text:p text:style-name="P10">BK genel hükümler ve çatılı işyeri-konut için ayrı hükümler içeriri</text:p>
        </text:list-item>
      </text:list>
      <text:p text:style-name="P29">Yazılı sözleşmede sürenin belirtilmesi</text:p>
      <text:list xml:id="list1733802954" text:style-name="L17">
        <text:list-item>
          <text:p text:style-name="P30">Sözleşmede süre belirtilmişse belirli süreli </text:p>
        </text:list-item>
      </text:list>
      <text:p text:style-name="P12"/>
      <text:p text:style-name="P27">Anlaşmazlıklarda BK genel hükümleri veya Çatılı konut-İşyeri hükümleri, taşınmazın cinsine göre uygulanır. İçinde bina olmayan bir taşınmazdan kiracıyı tahliye etmek için ihtiyaç davası açmak, direk çıkmaz yola girmek demektir.</text:p>
      <text:p text:style-name="P11">Genel hükümler</text:p>
      <text:list xml:id="list1146297649" text:style-name="L13">
        <text:list-item>
          <text:p text:style-name="P13">Çatısı olmayan kiralamalar için uygulanır.</text:p>
        </text:list-item>
        <text:list-item>
          <text:p text:style-name="P13"><text:span text:style-name="T22">Kiracıda, </text:span>Kiraya veren <text:span text:style-name="T22">de </text:span>süre bitiminden önce ihtar çekerek <text:span text:style-name="T20">kolayca</text:span> tahliye isteyebilir.</text:p>
          <text:list>
            <text:list-item>
              <text:p text:style-name="P28">Kiracı için tahliye çatılı-çatısız farketmez, ihtar çeker, tahliye eder.</text:p>
            </text:list-item>
            <text:list-item>
              <text:p text:style-name="P28">Kiraya veren çatısızda süreye bağlı ihtarla tahliye edebilir ama çatılıda süreye bağlı ihtarla tahliyeyi normal kira dönemi sonunda isteyemez. Ancak 10 yıl kuralı ile süreye bağlı ihtarla tahliye isteyebilir. </text:p>
            </text:list-item>
          </text:list>
        </text:list-item>
      </text:list>
      <text:p text:style-name="P26"/>
      <text:p text:style-name="P26">Çatılı işyeri- konut kiralarında aşağıdaki hükümler geçerlidir.</text:p>
      <text:p text:style-name="P5"/>
      <text:p text:style-name="P39"><text:span text:style-name="T6">Sözleşme </text:span><text:span text:style-name="T4">Belirli Süreli </text:span><text:span text:style-name="T6">ise </text:span><text:span text:style-name="T9">s</text:span><text:span text:style-name="T4">üre sonunda yenilenmezse </text:span><text:span text:style-name="T8">kendiliğinden</text:span><text:span text:style-name="T4"> belirsiz süreli</text:span><text:span text:style-name="T8">ye dönüşür</text:span><text:span text:style-name="T4">.</text:span></text:p>
      <text:p text:style-name="P7"><text:span text:style-name="T11">B- </text:span>Belirsiz süreli</text:p>
      <text:list xml:id="list496643655" text:style-name="L16">
        <text:list-item>
          <text:p text:style-name="P3"><text:span text:style-name="T17">Belirsiz süreyle yapılmış sözleşmelerde kiracı yılın her altı aylık dönemi için üç ay önceden bildirimde bulunarak çıkabilir. </text:span></text:p>
          <text:p text:style-name="P3"><text:span text:style-name="T17"/></text:p>
        </text:list-item>
      </text:list>
      <text:p text:style-name="P31">Kiracı sonlandırmak isterse <text:span text:style-name="T11">doğrudan bildirim ile her zaman yapabilir</text:span>; </text:p>
      <text:list xml:id="list449637799" text:style-name="L8">
        <text:list-item>
          <text:p text:style-name="P6">Sona ermesi için kiracı süre bitiminden 15 gün öncesine kadar bildirim yaparak fesih edebilir.</text:p>
        </text:list-item>
        <text:list-item>
          <text:p text:style-name="P6">Süresinden önce boşaltırsa belli bir süre daha kirayı ödemek zorunda kalır</text:p>
        </text:list-item>
      </text:list>
      <text:p text:style-name="P31"/>
      <text:p text:style-name="P31">Kiraya veren sonlandırmak isterse;</text:p>
      <text:p text:style-name="P32"/>
      <text:p text:style-name="P32">Tek geçerli yol;</text:p>
      <text:p text:style-name="P32">Sözleşme yapılırken tahliye taahhütnamesi almaktır. Bunun dışındaki tahliye süreçleri uğraştırıcıdr ve sonuçsuz kalma ihtimali yüksektir.</text:p>
      <text:p text:style-name="P32">2. sırada uygulanabilecek yol;</text:p>
      <text:p text:style-name="P32"><text:soft-page-break/>Kiracının ödeme sürelerine uymadığı anda ihtarname çekerek süreci takip gerekir.</text:p>
      <text:p text:style-name="P32">3. sırada uygulanacaklar genelde süreci uzatmaya yarar ve sonuçsuz kalmaihtimali yüksektir.</text:p>
      <text:p text:style-name="P5"/>
      <text:p text:style-name="P39"><text:span text:style-name="T4"/></text:p>
      <text:p text:style-name="P41"><text:span text:style-name="T6">1</text:span><text:span text:style-name="T5">- </text:span><text:span text:style-name="T1">Tahliye Taahhütnamesi</text:span></text:p>
      <text:list xml:id="list1696559789" text:style-name="L4">
        <text:list-item>
          <text:p text:style-name="P43"><text:span text:style-name="T3">Sözlü geçerli değildir. Yazılı olması gerekir.</text:span></text:p>
        </text:list-item>
        <text:list-item>
          <text:p text:style-name="P38"><text:span text:style-name="T3">Noterden yapılırsa seviye atlatır. Meecburi değildir.</text:span></text:p>
        </text:list-item>
      </text:list>
      <text:list xml:id="list2455589795" text:style-name="L2">
        <text:list-item>
          <text:p text:style-name="P37"><draw:custom-shape text:anchor-type="paragraph" draw:z-index="1" draw:name="Shape 2" draw:style-name="gr2" svg:width="0.678cm" svg:height="0.488cm" svg:x="-0.101cm" svg:y="0.026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span text:style-name="T3">En Kolay yoldur, </text:span><text:span text:style-name="T4">tahliye taahhütnamesi ile sonlandırabilir.</text:span></text:p>
        </text:list-item>
        <text:list-item>
          <text:p text:style-name="P37"><text:span text:style-name="T4">Taahhütnamede olması gerekenler</text:span></text:p>
          <text:list>
            <text:list-item>
              <text:p text:style-name="P37"><text:span text:style-name="T4">Sözleşme tarihinden sonraki bir tarihte imzalanması gerekir.</text:span></text:p>
            </text:list-item>
            <text:list-item>
              <text:p text:style-name="P42"><text:span text:style-name="T1">Sözleşme tarihinde yapılsa bile taahhüt tarihi ileriki bir döneme atılmalıdır.</text:span></text:p>
            </text:list-item>
            <text:list-item>
              <text:p text:style-name="P42"><text:span text:style-name="T1">Tarihsiz bir taahhütname alınıp duruma göre tarih atılabilir. </text:span><text:span text:style-name="T7">En gücelidir.</text:span></text:p>
            </text:list-item>
            <text:list-item>
              <text:p text:style-name="P42"><text:span text:style-name="T1">Boş taahhüdün sonradan doldurulması hukuken geçerlidir. </text:span><text:span text:style-name="T5">(kiracı imzalarsa??)</text:span></text:p>
            </text:list-item>
            <text:list-item>
              <text:p text:style-name="P37"><text:span text:style-name="T4">Taahhüt edilen boşaltma tarihini izleyen 30 gün içerisinde işlem yapılması gerekir,</text:span></text:p>
              <text:list>
                <text:list-item>
                  <text:p text:style-name="P37"><text:span text:style-name="T4">30 gün içerisinde tahliye davası açılabilir</text:span></text:p>
                </text:list-item>
                <text:list-item>
                  <text:p text:style-name="P37"><text:span text:style-name="T4">30 gün içerisinde ihtarname çekilerek dava açma süresi 1 yıla çıkarılabilir.,</text:span></text:p>
                </text:list-item>
                <text:list-item>
                  <text:p text:style-name="P37"><text:span text:style-name="T4">30 gün içerisinde işlem yapılmazsa taahhütname geçersiz hale gelir. <text:s/></text:span></text:p>
                </text:list-item>
              </text:list>
            </text:list-item>
          </text:list>
        </text:list-item>
        <text:list-item>
          <text:p text:style-name="P37">Tahliye taahhütnamesinin sağladığı en büyük kolaylık kiracının mahkeme yoluyla çıkarılması yolunun yanında icra yoluyla takip edilme olanağının da bulunmasıdır. İcra yolunda, icra dairesince kiracıya tahliye emri gönderilir <text:s/>ve on beş günlük bir süre verilir. Kiracı bu tahliye emrine tebliğden itibaren yedi gün içerisinde itiraz edebilir. İtiraz halinde kiraya veren itirazın kendine ulaşmasından itibaren altı ay içerisinde icra mahkemesine başvurabilir. Eğer bu altı aylık süreyi kaçırmış ise gene itirazın tebliğinden itibaren başlayan bir yıllık süre zarfında sulh hukuk mahkemesine başvurma hakkı mevcuttur.</text:p>
        </text:list-item>
      </text:list>
      <text:p text:style-name="P14"/>
      <text:p text:style-name="P14"><text:span text:style-name="T15">2</text:span>- Kira bedelinin ödenmemesi nedeni ile tahliye</text:p>
      <text:list xml:id="list4088214262" text:style-name="L11">
        <text:list-item>
          <text:p text:style-name="P16">Sözleşmede belirlenen ödeme zamanında yapılmazsa ihtarname çekilir. İhtarnamede sözleşme konusuna göre süre belirtilerek ödemenin ypılması istenmelidir.</text:p>
        </text:list-item>
        <text:list-item>
          <text:p text:style-name="P16"><text:span text:style-name="T21">İhtardaki süre içerisinde ö</text:span>deme yapılmazsa </text:p>
          <text:list>
            <text:list-item>
              <text:p text:style-name="P16"><draw:custom-shape text:anchor-type="paragraph" draw:z-index="0" draw:name="Shape 1" draw:style-name="gr1" svg:width="0.694cm" svg:height="0.602cm" svg:x="0.512cm" svg:y="0.014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text:span text:style-name="T21">beklemeye gerek yoktur, </text:span>doğrudan tahliye davası açılır.</text:p>
            </text:list-item>
          </text:list>
        </text:list-item>
        <text:list-item>
          <text:p text:style-name="P16"><draw:custom-shape text:anchor-type="paragraph" draw:z-index="2" draw:name="Shape 3" draw:style-name="gr1" svg:width="0.694cm" svg:height="0.602cm" svg:x="0.429cm" svg:y="0.436cm"><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Ödeme süresinde yapılırsa</text:p>
          <text:list>
            <text:list-item>
              <text:p text:style-name="P16">Aynı kira döneminde 2 kez haklı ihtar yapılmışsa ödeme yapılsa dahi dönem bitimini izleyen 30 gün içerisinde tahliye istenir.</text:p>
            </text:list-item>
          </text:list>
        </text:list-item>
      </text:list>
      <text:p text:style-name="P14"/>
      <text:p text:style-name="P25">3- <text:s/><text:span text:style-name="T10">Süre</text:span></text:p>
      <text:list xml:id="list4220914119" text:style-name="L15">
        <text:list-item>
          <text:p text:style-name="P44"><text:span text:style-name="T17">1</text:span><text:span text:style-name="T16">0 yıl kuralı vardır.</text:span></text:p>
        </text:list-item>
        <text:list-item>
          <text:p text:style-name="P2"><text:span text:style-name="T17">Süreye bağlı olarak ilk sözleşme süresinin bitiminden sonraki 10 yıl boyunca işlem yap</text:span><text:span text:style-name="T18">ıl</text:span><text:span text:style-name="T17">amaz. </text:span><text:span text:style-name="T19">1 yıl süreli bir sözleşmede, </text:span><text:span text:style-name="T17">1+10 yıl bittikten sonraki yıl içerisinde, süre bitiminden en az 3 ay öncesinden bildirim yaparak fesih edebilir. </text:span><text:span text:style-name="T19"><text:s/>7 yıl yazılan bir sözleşmede 10 yıl kuralı 7. yıldan başlar. Yani 7+10+1 yıl= 18 yıl sonra tahliye davası açılabilir.</text:span></text:p>
        </text:list-item>
      </text:list>
      <text:p text:style-name="P17"><text:span text:style-name="T13">4</text:span>- İhtiyaç nedeniyle</text:p>
      <text:list xml:id="list1148849602" text:style-name="L3">
        <text:list-item>
          <text:p text:style-name="P19">Pek sonuca ulaşılabilecek bir seçenek değildir. İhtiyacın geçerliliği <text:span text:style-name="T12">lafla değil, belgelerle</text:span> ispatlanmalıdır.</text:p>
        </text:list-item>
        <text:list-item>
          <text:p text:style-name="P20">Tahliye sağlansada 3 yıl kiraya verilemez.</text:p>
        </text:list-item>
      </text:list>
      <text:p text:style-name="P18"><text:span text:style-name="T13">5</text:span>- <text:span text:style-name="T13">Özenle kullanma ve çevreye saygı (!!) sebebiyle</text:span></text:p>
      <text:list xml:id="list93842162844051" text:continue-numbering="true" text:style-name="L3">
        <text:list-item>
          <text:p text:style-name="P19">Pek sonuca ulaşılabilecek bir seçenek değildir. Şahitlerle ispatlanmalıdır. <text:span text:style-name="T12">Şahit bulmak zordur. Kimse mahkemelerde uğraşmak istemez.</text:span></text:p>
        </text:list-item>
      </text:list>
      <text:p text:style-name="P21"><text:span text:style-name="T13">6</text:span>- Yeniden inşa sebebiyle</text:p>
      <text:list xml:id="list2345086401" text:style-name="L9">
        <text:list-item>
          <text:p text:style-name="P22">Büyük bir tadilat yapılacağı ispatlanırsa tahliye sağlanır.</text:p>
        </text:list-item>
        <text:list-item>
          <text:p text:style-name="P22">Tadilat sonucunda aynı kiracının önceliği vardır.</text:p>
        </text:list-item>
      </text:list>
      <text:p text:style-name="P15">6- Kiracının kendi konutu varsa</text:p>
      <text:p text:style-name="P21">6- Satışı yapılarak</text:p>
      <text:list xml:id="list1210275918" text:style-name="L10">
        <text:list-item>
          <text:p text:style-name="P23">Mal sahibi değişse dahi sözleşme yeni malik ile devam eder.</text:p>
        </text:list-item>
        <text:list-item>
          <text:p text:style-name="P23">Yeni malik ihtiyaç sebebiyle tahliye isteyebilir.</text:p>
        </text:list-item>
        <text:list-item>
          <text:p text:style-name="P23">Tapu tarihini izleyen 1 ay içerinde ihtarname çekmesi gerekir.</text:p>
        </text:list-item>
        <text:list-item>
          <text:p text:style-name="P23"><text:soft-page-break/>6 ay sonra tahliye davası açabilir. </text:p>
        </text:list-item>
        <text:list-item>
          <text:p text:style-name="P23">İhtiyacın ispatlanması gerekir.</text:p>
        </text:list-item>
      </text:list>
      <text:p text:style-name="P5"/>
      <text:p text:style-name="P5"/>
      <text:p text:style-name="P5"/>
      <text:p text:style-name="P11">Kiracı ölürse murisleri kiracı olur.</text:p>
      <text:p text:style-name="P11"/>
      <text:p text:style-name="P24">Yargıtay Kararları</text:p>
      <text:p text:style-name="P11">“Kiracı yasal tahliye ve anahtar teslimi gerçekleşinceye dek kira parasını ödemekle yükümlüdür. Kiralanan tahliye edilmedikçe kiracının sözleşmeden kaynaklanan yükümlülükleri devam eder. Kiralananın tahliyesi ise teslim ile olur. Teslimin varlığı ise kiracı tarafından ispatlanmalıdır. Kiralananın boşaltılması, adresini taşıması yahut kiracı tarafından kullanılmaması yasal teslim olmadığından, kiraya veren tarafından kabul edilmedikçe kiracıyı yükümlülüklerinden kurtarmaz. Kiralananın tahliye ve teslim edildiği davalı tarafından yazılı delillerle kanıtlanamadığından, davacının beyan ettiği tarihin, mahkemece tahliye tarihi olarak kabul edilmesi isabetli görülmüştür.” <text:span text:style-name="Emphasis">Yargıtay 3. Hukuk D. 2017/8357 E. 2019/4928 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4-09T09:38:40.864337405</dc:date>
    <meta:editing-duration>P1DT8H36M4S</meta:editing-duration>
    <meta:editing-cycles>83</meta:editing-cycles>
    <meta:generator>LibreOffice/7.3.7.2$Linux_X86_64 LibreOffice_project/30$Build-2</meta:generator>
    <meta:print-date>2021-12-20T09:41:14.024934500</meta:print-date>
    <meta:document-statistic meta:table-count="0" meta:image-count="0" meta:object-count="0" meta:page-count="3" meta:paragraph-count="80" meta:word-count="951" meta:character-count="6989" meta:non-whitespace-character-count="6147"/>
  </office:meta>
</office:document-meta>
</file>